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et-Server</text:h>
      <text:h text:style-name="Heading_20_2" text:outline-level="2">Lightstreamer</text:h>
      <text:p text:style-name="Text_20_body">Komerziell, nutzt HTTP, HTTPS. </text:p>
      <text:p text:style-name="Text_20_body">Server-seitig Java/.NET bindungs.</text:p>
      <text:p text:style-name="Text_20_body">bandwidth control and adaptive streaming.</text:p>
      <text:p text:style-name="Text_20_body">In Java geschrieben, nutzt NIO</text:p>
      <text:h text:style-name="Heading_20_2" text:outline-level="2">Juggernaut</text:h>
      <text:p text:style-name="Text_20_body">Ruby-Server binding. Nutzt Flash zum Transport. OpenSource</text:p>
      <text:h text:style-name="Heading_20_2" text:outline-level="2">CometD</text:h>
      <text:p text:style-name="Text_20_body">Java. OpenSource nutzt HTTP</text:p>
      <text:p text:style-name="Text_20_body">Implementiert Bayeux</text:p>
      <text:h text:style-name="Heading_20_2" text:outline-level="2">Jetty</text:h>
      <text:p text:style-name="Text_20_body">Java, Continuations</text:p>
      <text:h text:style-name="Heading_20_2" text:outline-level="2">Kaazing</text:h>
      <text:p text:style-name="Text_20_body">Kaazing.com</text:p>
      <text:p text:style-name="Text_20_body">Kann scheinbar nur Server Sent Event/WebSocket</text:p>
      <text:h text:style-name="Heading_20_2" text:outline-level="2">Tomcat CometProcessor </text:h>
      <text:p text:style-name="Text_20_body"><text:a xlink:type="simple" xlink:href="http://tomcat.apache.org/tomcat-6.0-doc/aio.html">http://tomcat.apache.org/tomcat-6.0-doc/aio.html</text:a></text:p>
      <text:p text:style-name="Text_20_body">Sehr low-level. Server-seitig Java-Binding.</text:p>
      <text:h text:style-name="Heading_20_2" text:outline-level="2">APE Server</text:h>
      <text:p text:style-name="Text_20_body">In C geschrieben. Server-API in C und JavaScript. OpenSource.</text:p>
      <text:p text:style-name="Text_20_body"><text:a xlink:type="simple" xlink:href="http://www.ape-project.org/">www.ape-project.org</text:a></text:p>
      <text:h text:style-name="Heading_20_2" text:outline-level="2">WebSync</text:h>
      <text:p text:style-name="Text_20_body">Komerziell, .NET und PHP bindings auf Server-Seite. Scheint speziell auf den IIS zugeschnitten zu sein.</text:p>
      <text:p text:style-name="Text_20_body">Preise: ~800$</text:p>
      <text:p text:style-name="Text_20_body">Implementiert das Bayeux protocol</text:p>
      <text:h text:style-name="Heading_20_2" text:outline-level="2"><text:soft-page-break/>Servlet-3.0 suspendable requests</text:h>
      <text:h text:style-name="Heading_20_2" text:outline-level="2">Lighty</text:h>
      <text:p text:style-name="Text_20_body">Mit Version 1.5 wird es ein mod_mailbox geben, dass comet unterstützt. Dabei wird ein Mailbox system angedacht. “First we need a name for the mailbox. The client opens a mailbox on the server, the server ties the client connection to this mailbox and sends all the data it gets for this mailbox right away to the client.” Der Eintrag ist von 2006.</text:p>
      <text:h text:style-name="Heading_20_2" text:outline-level="2">Mochiweb</text:h>
      <text:p text:style-name="Text_20_body"><text:a xlink:type="simple" xlink:href="http://www.metabrew.com/article/a-million-user-comet-application-with-mochiweb-part-1">http://www.metabrew.com/article/a-million-user-comet-application-with-mochiweb-part-1</text:a></text:p>
      <text:h text:style-name="Heading_20_2" text:outline-level="2"/>
      <text:p text:style-name="Text_20_body">http://www.stream-hub.com/</text:p>
      <text:h text:style-name="Heading_20_1" text:outline-level="1">Techniken / Protokolle</text:h>
      <text:h text:style-name="Heading_20_3" text:outline-level="3">Verbindungen</text:h>
      <text:h text:style-name="Heading_20_4" text:outline-level="4">Long polling HTTP</text:h>
      <text:h text:style-name="Heading_20_4" text:outline-level="4">Polling HTTP</text:h>
      <text:h text:style-name="Heading_20_4" text:outline-level="4">Continous HTTP</text:h>
      <text:h text:style-name="Heading_20_4" text:outline-level="4">Flash</text:h>
      <text:h text:style-name="Heading_20_4" text:outline-level="4">Java</text:h>
      <text:h text:style-name="Heading_20_4" text:outline-level="4">Mime-Type multipart/x-mixed-replace</text:h>
      <text:h text:style-name="Heading_20_4" text:outline-level="4">Server-Sent Events HTML5</text:h>
      <text:p text:style-name="Text_20_body">Ab Opera9</text:p>
      <text:p text:style-name="Text_20_body"><text:a xlink:type="simple" xlink:href="http://www.whatwg.org/specs/web-apps/current-work/#scs-server-sent">http://www.whatwg.org/specs/web-apps/current-work/#scs-server-sent</text:a></text:p>
      <text:p text:style-name="Text_20_body">http://my.opera.com/WebApplications/blog/show.dml/438711</text:p>
      <text:p text:style-name="Text_20_body">http://dev.w3.org/html5/eventsource/</text:p>
      <text:h text:style-name="Heading_20_4" text:outline-level="4">Web Socket API HTML5</text:h>
      <text:p text:style-name="Text_20_body">Hiermit läßt sich eine Verbindung zum Server herstellen und offen halten.</text:p>
      <text:p text:style-name="Text_20_body">http://dev.w3.org/html5/websockets/</text:p>
      <text:h text:style-name="Heading_20_4" text:outline-level="4">Java pushlet</text:h>
      <text:p text:style-name="Text_20_body">Offene Verbindung, über die Java-Script Code Schnipsel versendet werden.</text:p>
      <text:p text:style-name="Text_20_body"><text:soft-page-break/>Nachteil:</text:p>
      <text:p text:style-name="Text_20_body">Der Server hat keine Möglichkeit, auf das Timeout des Clients Einfluss zu nehmen.</text:p>
      <text:h text:style-name="Heading_20_4" text:outline-level="4">Extensible Messaging and Presence Protocol (XMPP) (Jabber)</text:h>
      <text:h text:style-name="Heading_20_3" text:outline-level="3">Protokolle</text:h>
      <text:h text:style-name="Heading_20_4" text:outline-level="4">JSONP</text:h>
      <text:h text:style-name="Heading_20_4" text:outline-level="4">Bayeux</text:h>
      <text:h text:style-name="Heading_20_4" text:outline-level="4">Wave-protocol</text:h>
      <text:p text:style-name="Text_20_body">Scheint kein Protokol zu definieren, dass direkt zwischen Web-Client und Server abläuft.</text:p>
      <text:h text:style-name="Heading_20_3" text:outline-level="3">Cross-Origin Resource Sharing</text:h>
      <text:p text:style-name="Text_20_body">http://dev.w3.org/2006/waf/access-control/</text:p>
      <text:h text:style-name="Heading_20_1" text:outline-level="1">Client-Seitige Libraries</text:h>
      <text:p text:style-name="Text_20_body">Dojo</text:p>
      <text:p text:style-name="Text_20_body">jQuery</text:p>
      <text:p text:style-name="Text_20_body">mootools</text:p>
      <text:h text:style-name="Heading_20_1" text:outline-level="1">Applikationen</text:h>
      <text:p text:style-name="Text_20_body">Meebo.com</text:p>
      <text:p text:style-name="Text_20_body">GMail’s GTalk integration</text:p>
      <text:p text:style-name="Text_20_body">Jot Live</text:p>
      <text:p text:style-name="Text_20_body">Renkoo</text:p>
      <text:p text:style-name="Text_20_body">cgi:irc</text:p>
      <text:p text:style-name="Text_20_body">Xtify</text:p>
      <text:p text:style-name="Text_20_body"/>
      <text:p text:style-name="Text_20_body">Sun Glassfish Grizzly Plugin, </text:p>
      <text:p text:style-name="Text_20_body"><text:a xlink:type="simple" xlink:href="http://ajaxworld.com/">http://ajaxworld.com/</text:a></text:p>
      <text:p text:style-name="Text_20_body">Wave, WebDriver, GWT, UiBinder, GWTEvent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8-07T21:21:07.60</dc:date>
    <dc:creator>Torsten Robitzki</dc:creator>
    <meta:editing-duration>PT42H58M57S</meta:editing-duration>
    <meta:editing-cycles>7</meta:editing-cycles>
    <meta:generator>OpenOffice.org/3.0$Win32 OpenOffice.org_project/300m15$Build-9379</meta:generator>
    <meta:document-statistic meta:table-count="0" meta:image-count="0" meta:object-count="0" meta:page-count="3" meta:paragraph-count="74" meta:word-count="303" meta:character-count="2518"/>
    <meta:user-defined meta:name="Info 1"/>
    <meta:user-defined meta:name="Info 2"/>
    <meta:user-defined meta:name="Info 3"/>
    <meta:user-defined meta:name="Info 4"/>
  </office:meta>
</office:document-meta>
</file>